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95cm" fo:min-width="3.7cm"/>
    </style:style>
    <style:style style:name="gr2" style:family="graphic" style:parent-style-name="standard">
      <style:graphic-properties draw:fill-color="#ccff66" draw:textarea-horizontal-align="justify" draw:textarea-vertical-align="middle" draw:auto-grow-height="false" fo:min-height="2.396cm" fo:min-width="3.7cm"/>
    </style:style>
    <style:style style:name="gr3" style:family="graphic" style:parent-style-name="standard">
      <style:graphic-properties draw:fill-color="#a6bacf" draw:textarea-horizontal-align="justify" draw:textarea-vertical-align="middle" draw:auto-grow-height="false" fo:min-height="4.579cm" fo:min-width="15.099cm"/>
    </style:style>
    <style:style style:name="gr4" style:family="graphic" style:parent-style-name="standard">
      <style:graphic-properties draw:textarea-horizontal-align="justify" draw:textarea-vertical-align="middle" draw:auto-grow-height="false" fo:min-height="2.692cm" fo:min-width="5.1cm"/>
    </style:style>
    <style:style style:name="gr5" style:family="graphic" style:parent-style-name="standard">
      <style:graphic-properties draw:textarea-horizontal-align="justify" draw:textarea-vertical-align="middle" draw:auto-grow-height="false" fo:min-height="1.317cm" fo:min-width="4.69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79cm" fo:min-width="4.499cm"/>
    </style:style>
    <style:style style:name="gr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28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4.3999996185303pt"/>
    </style:style>
    <style:style style:name="P2" style:family="paragraph">
      <loext:graphic-properties draw:fill-color="#ccff66"/>
      <style:paragraph-properties fo:text-align="center"/>
      <style:text-properties fo:font-size="14.3999996185303pt"/>
    </style:style>
    <style:style style:name="P3" style:family="paragraph">
      <loext:graphic-properties draw:fill-color="#a6ba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left="4cm" fo:margin-right="-2.6cm" fo:text-align="center" fo:text-indent="-2.5cm"/>
    </style:style>
    <style:style style:name="P6" style:family="paragraph">
      <style:text-properties fo:font-size="14.3999996185303pt"/>
    </style:style>
    <style:style style:name="P7" style:family="paragraph">
      <loext:graphic-properties draw:fill="none" draw:fill-color="#ffffff"/>
      <style:paragraph-properties fo:margin-left="4cm" fo:margin-right="-2.6cm" fo:text-indent="-2.5cm"/>
      <style:text-properties fo:font-size="14.3999996185303pt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5" draw:id="id5" draw:layer="layout" svg:width="4.2cm" svg:height="2.645cm" svg:x="9.092cm" svg:y="5.39cm">
          <text:p text:style-name="P1">Listener</text:p>
          <text:p text:style-name="P1">combi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4.2cm" svg:height="2.646cm" svg:x="9.092cm" svg:y="8.429cm">
          <text:p text:style-name="P1">Other</text:p>
          <text:p text:style-name="P1">pro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5.599cm" svg:height="4.829cm" svg:x="0.00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5.6cm" svg:height="2.942cm" svg:x="0.592cm" svg:y="1.369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5.199cm" svg:height="1.567cm" svg:x="8.19cm" svg:y="0.881cm">
          <text:p text:style-name="P1">Write data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199cm" svg:height="1.567cm" svg:x="8.19cm" svg:y="3.137cm">
          <text:p text:style-name="P1">Write data 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8.19cm" svg:y1="1.664cm" svg:x2="6.192cm" svg:y2="2.84cm" draw:start-shape="id1" draw:start-glue-point="3" draw:end-shape="id2" draw:end-glue-point="1" svg:d="M8190 1664h-999v1176h-999" svg:viewBox="0 0 1999 1177">
          <text:p/>
        </draw:connector>
        <draw:connector draw:style-name="gr6" draw:text-style-name="P4" draw:layer="layout" svg:x1="8.19cm" svg:y1="3.92cm" svg:x2="6.192cm" svg:y2="2.84cm" draw:start-shape="id3" draw:start-glue-point="3" draw:end-shape="id2" draw:end-glue-point="1" svg:d="M8190 3920h-999v-1080h-999" svg:viewBox="0 0 1999 1081">
          <text:p/>
        </draw:connector>
        <draw:custom-shape draw:style-name="gr7" draw:text-style-name="P1" xml:id="id4" draw:id="id4" draw:layer="layout" svg:width="4.998cm" svg:height="3.824cm" svg:x="0.893cm" svg:y="6.469cm">
          <text:p text:style-name="P1">Database</text:p>
          <draw:enhanced-geometry svg:viewBox="0 0 88 21600" draw:mirror-horizontal="false" draw:mirror-vertical="false" draw:glue-points="44 ?f6 44 0 0 10800 44 21600 88 10800" draw:text-areas="0 ?f6 88 ?f3" draw:type="can" draw:modifiers="5630.792301924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4" draw:layer="layout" svg:x1="3.392cm" svg:y1="4.311cm" svg:x2="3.392cm" svg:y2="6.469cm" draw:start-shape="id2" draw:start-glue-point="2" draw:end-shape="id4" draw:end-glue-point="5" svg:d="M3392 4311v2158" svg:viewBox="0 0 1 2159">
          <text:p/>
        </draw:connector>
        <draw:connector draw:style-name="gr6" draw:text-style-name="P4" draw:layer="layout" draw:line-skew="1.011cm" svg:x1="13.292cm" svg:y1="6.712cm" svg:x2="13.389cm" svg:y2="1.664cm" draw:start-shape="id5" draw:start-glue-point="1" draw:end-shape="id1" draw:end-glue-point="1" svg:d="M13292 6712h1608v-5048h-1511" svg:viewBox="0 0 1609 5049">
          <text:p/>
        </draw:connector>
        <draw:connector draw:style-name="gr8" draw:text-style-name="P5" draw:layer="layout" draw:line-skew="1.011cm" svg:x1="13.292cm" svg:y1="9.752cm" svg:x2="13.389cm" svg:y2="3.92cm" draw:start-shape="id6" draw:start-glue-point="1" draw:end-shape="id3" draw:end-glue-point="1" svg:d="M13292 9752h1608v-5832h-1511" svg:viewBox="0 0 1609 5833">
          <text:p/>
        </draw:connector>
        <draw:connector draw:style-name="gr6" draw:text-style-name="P5" draw:layer="layout" draw:line-skew="1.011cm" svg:x1="13.292cm" svg:y1="6.712cm" svg:x2="13.389cm" svg:y2="3.92cm" draw:start-shape="id5" draw:start-glue-point="1" draw:end-shape="id3" draw:end-glue-point="1" svg:d="M13292 6712h1608v-2792h-1511" svg:viewBox="0 0 1609 2793">
          <text:p/>
        </draw:connector>
        <draw:frame draw:style-name="gr9" draw:text-style-name="P7" draw:layer="layout" svg:width="6.701cm" svg:height="1.078cm" svg:x="0.036cm" svg:y="0.25cm">
          <draw:text-box>
            <text:p text:style-name="P6">DB writer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36cm" fo:margin-bottom="0cm" fo:text-indent="0cm"/>
      <style:text-properties fo:font-size="30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27cm" fo:margin-bottom="0cm" fo:text-indent="0cm"/>
      <style:text-properties fo:font-size="26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18cm" fo:margin-bottom="0cm" fo:text-indent="0cm"/>
      <style:text-properties fo:font-size="21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9cm" fo:margin-bottom="0cm" fo:text-indent="0cm"/>
      <style:text-properties fo:font-size="21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9cm" fo:margin-bottom="0cm" fo:text-indent="0cm"/>
      <style:text-properties fo:font-size="21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9cm" fo:margin-bottom="0cm" fo:text-indent="0cm"/>
      <style:text-properties fo:font-size="21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9cm" fo:margin-bottom="0cm" fo:text-indent="0cm"/>
      <style:text-properties fo:font-size="21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9cm" fo:margin-bottom="0cm" fo:text-indent="0cm"/>
      <style:text-properties fo:font-size="21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75cm" fo:margin-bottom="0cm" fo:margin-left="0cm" fo:margin-right="0cm" fo:page-width="15.6cm" fo:page-height="11.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6.46cm" svg:x="1cm" svg:y="3.042cm"/>
      <draw:page-thumbnail draw:layer="backgroundobjects" svg:width="8.999cm" svg:height="6.46cm" svg:x="1cm" svg:y="11.618cm"/>
      <draw:page-thumbnail draw:layer="backgroundobjects" svg:width="8.999cm" svg:height="6.46cm" svg:x="1cm" svg:y="20.194cm"/>
      <draw:page-thumbnail draw:layer="backgroundobjects" svg:width="8.999cm" svg:height="6.46cm" svg:x="11cm" svg:y="3.042cm"/>
      <draw:page-thumbnail draw:layer="backgroundobjects" svg:width="8.999cm" svg:height="6.46cm" svg:x="11cm" svg:y="11.618cm"/>
      <draw:page-thumbnail draw:layer="backgroundobjects" svg:width="8.999cm" svg:height="6.46cm" svg:x="11cm" svg:y="20.194cm"/>
    </style:handout-master>
    <style:master-page style:name="Standard" style:page-layout-name="PM1" draw:style-name="Mdp1">
      <draw:frame presentation:style-name="Standard-title" draw:layer="backgroundobjects" svg:width="12.48cm" svg:height="1.479cm" svg:x="0.724cm" svg:y="0.413cm" presentation:class="title" presentation:placeholder="true">
        <draw:text-box/>
      </draw:frame>
      <draw:frame presentation:style-name="Standard-outline1" draw:layer="backgroundobjects" svg:width="12.48cm" svg:height="5.137cm" svg:x="0.724cm" svg:y="2.132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6:22:35.925000000</meta:creation-date>
    <dc:date>2017-09-27T11:31:43.305000000</dc:date>
    <meta:editing-duration>PT1H4M18S</meta:editing-duration>
    <meta:editing-cycles>5</meta:editing-cycles>
    <meta:generator>LibreOffice/5.2.3.3$Windows_x86 LibreOffice_project/d54a8868f08a7b39642414cf2c8ef2f228f780cf</meta:generator>
    <meta:document-statistic meta:object-count="34"/>
  </office:meta>
</office:document-meta>
</file>